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text-properties fo:font-weight="bold" officeooo:rsid="00177262" officeooo:paragraph-rsid="001ffc6e" style:font-weight-asian="bold" style:font-weight-complex="bold"/>
    </style:style>
    <style:style style:name="P2" style:family="paragraph" style:parent-style-name="Standard">
      <style:text-properties fo:font-weight="normal" officeooo:rsid="00177262" officeooo:paragraph-rsid="001ffc6e" style:font-weight-asian="normal" style:font-weight-complex="normal"/>
    </style:style>
    <style:style style:name="P3" style:family="paragraph" style:parent-style-name="Standard" style:list-style-name="L1">
      <style:text-properties officeooo:rsid="00177262" officeooo:paragraph-rsid="001ffc6e"/>
    </style:style>
    <style:style style:name="P4" style:family="paragraph" style:parent-style-name="Standard">
      <style:text-properties officeooo:rsid="00194792" officeooo:paragraph-rsid="001ffc6e"/>
    </style:style>
    <style:style style:name="T1" style:family="text">
      <style:text-properties officeooo:rsid="00194792"/>
    </style:style>
    <style:style style:name="T2" style:family="text">
      <style:text-properties officeooo:rsid="001ffc6e"/>
    </style:style>
    <text:list-style style:name="L1">
      <text:list-level-style-bullet text:level="1" text:style-name="Bullet_20_Symbols" loext:num-list-format="%1%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 v1.5 QA Checklist</text:p>
      <text:p text:style-name="P2">Date: 2024 Sep <text:span text:style-name="T1">15</text:span></text:p>
      <text:p text:style-name="P2"/>
      <text:list text:style-name="L1">
        <text:list-item>
          <text:p text:style-name="P3">Power ON</text:p>
        </text:list-item>
        <text:list-item>
          <text:p text:style-name="P3">Display Segm<text:span text:style-name="T2">e</text:span>n<text:span text:style-name="T2">t</text:span>s</text:p>
        </text:list-item>
        <text:list-item>
          <text:p text:style-name="P3">Force +</text:p>
        </text:list-item>
        <text:list-item>
          <text:p text:style-name="P3">Force -</text:p>
        </text:list-item>
        <text:list-item>
          <text:p text:style-name="P3">Displacment +</text:p>
        </text:list-item>
        <text:list-item>
          <text:p text:style-name="P3">Displacement -</text:p>
        </text:list-item>
        <text:list-item>
          <text:p text:style-name="P3">LED Status light</text:p>
        </text:list-item>
        <text:list-item>
          <text:p text:style-name="P3">Motor Drive UP</text:p>
        </text:list-item>
        <text:list-item>
          <text:p text:style-name="P3">Motor Drive DOWN</text:p>
        </text:list-item>
        <text:list-item>
          <text:p text:style-name="P3">Tare</text:p>
        </text:list-item>
        <text:list-item>
          <text:p text:style-name="P3">Start Run</text:p>
        </text:list-item>
        <text:list-item>
          <text:p text:style-name="P3">Serial Print</text:p>
        </text:list-item>
        <text:list-item>
          <text:p text:style-name="P3">AUX Button Functions</text:p>
        </text:list-item>
        <text:list-item>
          <text:p text:style-name="P3">Remove Manufaturing Rail</text:p>
        </text:list-item>
        <text:list-item>
          <text:p text:style-name="P3">Temrinal – Loadcell</text:p>
        </text:list-item>
        <text:list-item>
          <text:p text:style-name="P3">Terminal – ESTOP</text:p>
        </text:list-item>
        <text:list-item>
          <text:p text:style-name="P3">Terminal – Motor</text:p>
        </text:list-item>
      </text:list>
      <text:p text:style-name="P4"/>
      <text:p text:style-name="P4">SN:</text:p>
      <text:p text:style-name="P4"/>
      <text:p text:style-name="P4">Tester:</text:p>
      <text:p text:style-name="P4"/>
      <text:p text:style-name="P4"/>
      <text:p text:style-name="P4"/>
      <text:p text:style-name="P4"/>
      <text:p text:style-name="P1">PCB v1.5 QA Checklist</text:p>
      <text:p text:style-name="P2">Date: 2024 Sep <text:span text:style-name="T1">15</text:span></text:p>
      <text:p text:style-name="P2"/>
      <text:list text:continue-numbering="true" text:style-name="L1">
        <text:list-item>
          <text:p text:style-name="P3">Power ON</text:p>
        </text:list-item>
        <text:list-item>
          <text:p text:style-name="P3">Display Segm<text:span text:style-name="T2">e</text:span>n<text:span text:style-name="T2">t</text:span>s</text:p>
        </text:list-item>
        <text:list-item>
          <text:p text:style-name="P3">Force +</text:p>
        </text:list-item>
        <text:list-item>
          <text:p text:style-name="P3">Force -</text:p>
        </text:list-item>
        <text:list-item>
          <text:p text:style-name="P3">Displacment +</text:p>
        </text:list-item>
        <text:list-item>
          <text:p text:style-name="P3">Displacement -</text:p>
        </text:list-item>
        <text:list-item>
          <text:p text:style-name="P3">LED Status light</text:p>
        </text:list-item>
        <text:list-item>
          <text:p text:style-name="P3">Motor Drive UP</text:p>
        </text:list-item>
        <text:list-item>
          <text:p text:style-name="P3">Motor Drive DOWN</text:p>
        </text:list-item>
        <text:list-item>
          <text:p text:style-name="P3">Tare</text:p>
        </text:list-item>
        <text:list-item>
          <text:p text:style-name="P3">Start Run</text:p>
        </text:list-item>
        <text:list-item>
          <text:p text:style-name="P3">Serial Print</text:p>
        </text:list-item>
        <text:list-item>
          <text:p text:style-name="P3">AUX Button Functions</text:p>
        </text:list-item>
        <text:list-item>
          <text:p text:style-name="P3">Remove Manufaturing Rail</text:p>
        </text:list-item>
        <text:list-item>
          <text:p text:style-name="P3">Temrinal – Loadcell</text:p>
        </text:list-item>
        <text:list-item>
          <text:p text:style-name="P3">Terminal – ESTOP</text:p>
        </text:list-item>
        <text:list-item>
          <text:p text:style-name="P3">Terminal – Motor</text:p>
        </text:list-item>
      </text:list>
      <text:p text:style-name="P4"/>
      <text:p text:style-name="P4">SN:</text:p>
      <text:p text:style-name="P4"/>
      <text:p text:style-name="P4">Tester:</text:p>
      <text:p text:style-name="P4"/>
      <text:p text:style-name="P1">PCB v1.5 QA Checklist</text:p>
      <text:p text:style-name="P2">Date: 2024 Sep <text:span text:style-name="T1">15</text:span></text:p>
      <text:p text:style-name="P2"/>
      <text:list text:continue-numbering="true" text:style-name="L1">
        <text:list-item>
          <text:p text:style-name="P3">Power ON</text:p>
        </text:list-item>
        <text:list-item>
          <text:p text:style-name="P3">Display Segm<text:span text:style-name="T2">e</text:span>n<text:span text:style-name="T2">t</text:span>s</text:p>
        </text:list-item>
        <text:list-item>
          <text:p text:style-name="P3">Force +</text:p>
        </text:list-item>
        <text:list-item>
          <text:p text:style-name="P3">Force -</text:p>
        </text:list-item>
        <text:list-item>
          <text:p text:style-name="P3">Displacment +</text:p>
        </text:list-item>
        <text:list-item>
          <text:p text:style-name="P3">Displacement -</text:p>
        </text:list-item>
        <text:list-item>
          <text:p text:style-name="P3">LED Status light</text:p>
        </text:list-item>
        <text:list-item>
          <text:p text:style-name="P3">Motor Drive UP</text:p>
        </text:list-item>
        <text:list-item>
          <text:p text:style-name="P3">Motor Drive DOWN</text:p>
        </text:list-item>
        <text:list-item>
          <text:p text:style-name="P3">Tare</text:p>
        </text:list-item>
        <text:list-item>
          <text:p text:style-name="P3">Start Run</text:p>
        </text:list-item>
        <text:list-item>
          <text:p text:style-name="P3">Serial Print</text:p>
        </text:list-item>
        <text:list-item>
          <text:p text:style-name="P3">AUX Button Functions</text:p>
        </text:list-item>
        <text:list-item>
          <text:p text:style-name="P3">Remove Manufaturing Rail</text:p>
        </text:list-item>
        <text:list-item>
          <text:p text:style-name="P3">Temrinal – Loadcell</text:p>
        </text:list-item>
        <text:list-item>
          <text:p text:style-name="P3">Terminal – ESTOP</text:p>
        </text:list-item>
        <text:list-item>
          <text:p text:style-name="P3">Terminal – Motor</text:p>
        </text:list-item>
      </text:list>
      <text:p text:style-name="P4"/>
      <text:p text:style-name="P4">SN:</text:p>
      <text:p text:style-name="P4"/>
      <text:p text:style-name="P4">Tester:</text:p>
      <text:p text:style-name="P4"/>
      <text:p text:style-name="P4"/>
      <text:p text:style-name="P4"/>
      <text:p text:style-name="P4"/>
      <text:p text:style-name="P1">PCB v1.5 QA Checklist</text:p>
      <text:p text:style-name="P2">Date: 2024 Sep <text:span text:style-name="T1">15</text:span></text:p>
      <text:p text:style-name="P2"/>
      <text:list text:continue-numbering="true" text:style-name="L1">
        <text:list-item>
          <text:p text:style-name="P3">Power ON</text:p>
        </text:list-item>
        <text:list-item>
          <text:p text:style-name="P3">Display Segm<text:span text:style-name="T2">e</text:span>n<text:span text:style-name="T2">t</text:span>s</text:p>
        </text:list-item>
        <text:list-item>
          <text:p text:style-name="P3">Force +</text:p>
        </text:list-item>
        <text:list-item>
          <text:p text:style-name="P3">Force -</text:p>
        </text:list-item>
        <text:list-item>
          <text:p text:style-name="P3">Displacment +</text:p>
        </text:list-item>
        <text:list-item>
          <text:p text:style-name="P3">Displacement -</text:p>
        </text:list-item>
        <text:list-item>
          <text:p text:style-name="P3">LED Status light</text:p>
        </text:list-item>
        <text:list-item>
          <text:p text:style-name="P3">Motor Drive UP</text:p>
        </text:list-item>
        <text:list-item>
          <text:p text:style-name="P3">Motor Drive DOWN</text:p>
        </text:list-item>
        <text:list-item>
          <text:p text:style-name="P3">Tare</text:p>
        </text:list-item>
        <text:list-item>
          <text:p text:style-name="P3">Start Run</text:p>
        </text:list-item>
        <text:list-item>
          <text:p text:style-name="P3">Serial Print</text:p>
        </text:list-item>
        <text:list-item>
          <text:p text:style-name="P3">AUX Button Functions</text:p>
        </text:list-item>
        <text:list-item>
          <text:p text:style-name="P3">Remove Manufaturing Rail</text:p>
        </text:list-item>
        <text:list-item>
          <text:p text:style-name="P3">Temrinal – Loadcell</text:p>
        </text:list-item>
        <text:list-item>
          <text:p text:style-name="P3">Terminal – ESTOP</text:p>
        </text:list-item>
        <text:list-item>
          <text:p text:style-name="P3">Terminal – Motor</text:p>
        </text:list-item>
      </text:list>
      <text:p text:style-name="P4"/>
      <text:p text:style-name="P4">SN:</text:p>
      <text:p text:style-name="P4"/>
      <text:p text:style-name="P4">Tester: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4:01:50.094636357</meta:creation-date>
    <dc:date>2024-09-15T16:38:57.622647237</dc:date>
    <meta:editing-duration>PT2H14M30S</meta:editing-duration>
    <meta:editing-cycles>3</meta:editing-cycles>
    <meta:generator>LibreOffice/24.8.1.2$Linux_X86_64 LibreOffice_project/480$Build-2</meta:generator>
    <meta:print-date>2024-09-15T16:37:03.471138165</meta:print-date>
    <meta:document-statistic meta:table-count="0" meta:image-count="0" meta:object-count="0" meta:page-count="1" meta:paragraph-count="84" meta:word-count="260" meta:character-count="1184" meta:non-whitespace-character-count="1064"/>
  </office:meta>
</office:document-meta>
</file>